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line-height="150%" fo:break-before="page"/>
      <style:text-properties style:font-name="Times New Roman2" fo:font-size="14pt" style:font-size-asian="14pt" style:font-size-complex="14pt"/>
    </style:style>
    <style:style style:name="P3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text-properties style:font-name="Times New Roman2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style:font-name="Times New Roman2" fo:font-size="14pt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4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25678a"/>
    </style:style>
    <style:style style:name="P15" style:family="paragraph" style:parent-style-name="Text_20_body_20__28_user_29_">
      <style:paragraph-properties fo:margin-left="0cm" fo:margin-right="0cm" fo:text-indent="0cm" style:auto-text-indent="false"/>
      <style:text-properties style:use-window-font-color="true" style:font-name="Times New Roman2" fo:font-size="14pt" fo:language="en" fo:country="US" fo:font-weight="normal" officeooo:rsid="002f557e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16" style:family="paragraph" style:parent-style-name="Text_20_body_20__28_user_29_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_20__28_user_29_">
      <style:paragraph-properties fo:line-height="150%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_20__28_user_29_">
      <style:text-properties style:font-name="Times New Roman2" fo:font-size="14pt" fo:language="en" fo:country="US" fo:font-weight="normal" officeooo:paragraph-rsid="00357488" style:font-size-asian="14pt" style:font-weight-asian="normal" style:font-size-complex="14pt" style:font-weight-complex="normal"/>
    </style:style>
    <style:style style:name="P19" style:family="paragraph" style:parent-style-name="Text_20_body_20__28_user_29_">
      <style:text-properties style:use-window-font-color="true" style:font-name="Times New Roman2" fo:font-size="14pt" fo:language="en" fo:country="US" fo:font-weight="normal" officeooo:rsid="002716f2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0" style:family="paragraph" style:parent-style-name="Text_20_body_20__28_user_29_">
      <style:text-properties style:use-window-font-color="true" style:font-name="Times New Roman2" fo:font-size="14pt" fo:language="en" fo:country="US" fo:font-weight="normal" officeooo:rsid="002f557e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1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22" style:family="paragraph" style:parent-style-name="Text_20_body_20__28_user_29_">
      <style:text-properties style:font-name="Times New Roman2" fo:font-size="14pt" fo:font-weight="normal" officeooo:rsid="0037629e" officeooo:paragraph-rsid="0037629e" style:font-size-asian="14pt" style:font-weight-asian="normal" style:font-size-complex="14pt" style:font-weight-complex="normal"/>
    </style:style>
    <style:style style:name="P23" style:family="paragraph" style:parent-style-name="Text_20_body_20__28_user_29_">
      <style:text-properties style:font-name="Times New Roman2" fo:font-size="14pt" fo:font-weight="normal" officeooo:paragraph-rsid="00303c13" style:font-size-asian="14pt" style:font-weight-asian="normal" style:font-size-complex="14pt" style:font-weight-complex="normal"/>
    </style:style>
    <style:style style:name="P24" style:family="paragraph" style:parent-style-name="Text_20_body_20__28_user_29_">
      <style:paragraph-properties fo:line-height="150%"/>
    </style:style>
    <style:style style:name="P25" style:family="paragraph" style:parent-style-name="Text_20_body_20__28_user_29_">
      <style:paragraph-properties fo:line-height="150%"/>
      <style:text-properties officeooo:paragraph-rsid="0025678a"/>
    </style:style>
    <style:style style:name="P26" style:family="paragraph" style:parent-style-name="Text_20_body_20__28_user_29_">
      <style:paragraph-properties fo:line-height="150%"/>
      <style:text-properties officeooo:paragraph-rsid="00378d76"/>
    </style:style>
    <style:style style:name="P27" style:family="paragraph" style:parent-style-name="Text_20_body_20__28_user_29_">
      <style:text-properties officeooo:paragraph-rsid="00378d76"/>
    </style:style>
    <style:style style:name="P28" style:family="paragraph" style:parent-style-name="Text_20_body_20__28_user_29_">
      <style:text-properties officeooo:paragraph-rsid="00303c13"/>
    </style:style>
    <style:style style:name="P29" style:family="paragraph" style:parent-style-name="Text_20_body_20__28_user_29_">
      <style:text-properties officeooo:paragraph-rsid="0037629e"/>
    </style:style>
    <style:style style:name="P30" style:family="paragraph" style:parent-style-name="Text_20_body_20__28_user_29_">
      <style:text-properties style:use-window-font-color="true" style:font-name="Times New Roman2" fo:font-size="14pt" fo:language="en" fo:country="US" fo:font-weight="normal" officeooo:rsid="002f557e" officeooo:paragraph-rsid="0037629e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357488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6" style:family="text">
      <style:text-properties style:use-window-font-color="true" style:font-name="Times New Roman2" fo:font-size="14pt" fo:language="ru" fo:country="RU" fo:font-weight="bold" officeooo:rsid="00378d76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7" style:family="text">
      <style:text-properties style:use-window-font-color="true" style:font-name="Times New Roman2" fo:font-size="14pt" fo:language="ru" fo:country="RU" fo:font-weight="bold" officeooo:rsid="00378d76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8" style:family="text">
      <style:text-properties style:use-window-font-color="true" style:font-name="Times New Roman2" fo:font-size="14pt" fo:language="ru" fo:country="RU" officeooo:rsid="00378d76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9" style:family="text">
      <style:text-properties style:use-window-font-color="true" style:font-name="Times New Roman2" fo:font-size="14pt" fo:language="ru" fo:country="RU" fo:font-weight="normal" officeooo:rsid="00378d76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T10" style:family="text">
      <style:text-properties style:use-window-font-color="true" style:font-name="Times New Roman2" fo:font-size="14pt" fo:language="ru" fo:country="RU" fo:font-style="italic" fo:font-weight="normal" officeooo:rsid="00378d76" style:letter-kerning="true" style:font-name-asian="Times New Roman3" style:font-size-asian="14pt" style:language-asian="zh" style:country-asian="CN" style:font-style-asian="italic" style:font-weight-asian="normal" style:font-name-complex="Times New Roman3" style:font-size-complex="14pt" style:language-complex="hi" style:country-complex="IN" style:font-style-complex="italic" style:font-weight-complex="normal"/>
    </style:style>
    <style:style style:name="T11" style:family="text">
      <style:text-properties style:use-window-font-color="true" style:font-name="Times New Roman2" fo:font-size="14pt" fo:language="ru" fo:country="RU" fo:font-style="normal" fo:font-weight="normal" officeooo:rsid="00378d76" style:letter-kerning="true" style:font-name-asian="Times New Roman3" style:font-size-asian="14pt" style:language-asian="zh" style:country-asian="CN" style:font-style-asian="normal" style:font-weight-asian="normal" style:font-name-complex="Times New Roman3" style:font-size-complex="14pt" style:language-complex="hi" style:country-complex="IN" style:font-style-complex="normal" style:font-weight-complex="normal"/>
    </style:style>
    <style:style style:name="T12" style:family="text">
      <style:text-properties style:use-window-font-color="true" style:font-name="Times New Roman2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3" style:family="text">
      <style:text-properties style:use-window-font-color="true" style:font-name="Times New Roman2" fo:font-size="14pt" fo:language="en" fo:country="US" fo:font-weight="bold" officeooo:rsid="002716f2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4" style:family="text">
      <style:text-properties style:use-window-font-color="true" fo:font-weight="bold" officeooo:rsid="002f557e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5" style:family="text">
      <style:text-properties style:use-window-font-color="true" fo:font-weight="bold" officeooo:rsid="00216767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6" style:family="text">
      <style:text-properties style:use-window-font-color="true" fo:font-weight="bold" officeooo:rsid="00357488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7" style:family="text"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18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2" fo:font-size="14pt" fo:font-weight="bold" officeooo:rsid="00357488" style:font-size-asian="14pt" style:font-weight-asian="bold" style:font-size-complex="14pt" style:font-weight-complex="bold"/>
    </style:style>
    <style:style style:name="T20" style:family="text">
      <style:text-properties style:font-name="Times New Roman2" fo:font-size="14pt" fo:font-weight="bold" officeooo:rsid="0037629e" style:font-size-asian="14pt" style:font-weight-asian="bold" style:font-size-complex="14pt" style:font-weight-complex="bold"/>
    </style:style>
    <style:style style:name="T21" style:family="text">
      <style:text-properties style:font-name="Times New Roman2" fo:font-size="14pt" fo:font-weight="bold" officeooo:rsid="00378d76" style:font-size-asian="14pt" style:font-weight-asian="bold" style:font-size-complex="14pt" style:font-weight-complex="bold"/>
    </style:style>
    <style:style style:name="T22" style:family="text">
      <style:text-properties style:font-name="Times New Roman2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23" style:family="text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T24" style:family="text">
      <style:text-properties style:font-name="Times New Roman2" fo:font-size="14pt" fo:font-weight="normal" officeooo:rsid="00378d76" style:font-size-asian="14pt" style:font-weight-asian="normal" style:font-size-complex="14pt" style:font-weight-complex="normal"/>
    </style:style>
    <style:style style:name="T25" style:family="text">
      <style:text-properties style:font-name="Times New Roman2" fo:font-size="14pt" style:font-size-asian="14pt" style:font-size-complex="14pt"/>
    </style:style>
    <style:style style:name="T26" style:family="text">
      <style:text-properties style:font-name="Times New Roman2" fo:font-size="14pt" officeooo:rsid="00378d76" style:font-size-asian="14pt" style:font-size-complex="14pt"/>
    </style:style>
    <style:style style:name="T27" style:family="text">
      <style:text-properties style:font-name="Times New Roman2" fo:font-size="14pt" fo:font-style="italic" fo:font-weight="normal" officeooo:rsid="00378d76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officeooo:rsid="00378d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8"/>
      <text:p text:style-name="P8"/>
      <text:p text:style-name="P8"/>
      <text:p text:style-name="P8"/>
      <text:p text:style-name="P12"><text:span text:style-name="Book_20_Title"><text:span text:style-name="T1"/></text:span></text:p>
      <text:p text:style-name="P12"><text:span text:style-name="Book_20_Title"><text:span text:style-name="T1">отчет</text:span></text:span></text:p>
      <text:p text:style-name="P12"><text:span text:style-name="T17">по лабораторной работе №</text:span><text:span text:style-name="T6">8</text:span></text:p>
      <text:p text:style-name="P13">по дисциплине «Организация ЭВМ»</text:p>
      <text:p text:style-name="P31"><text:span text:style-name="Book_20_Title"><text:span text:style-name="T3">Тема: Обработка вещественных чисел. Программирование математического сопроцессора.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9383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<text:span text:style-name="T5">Чумак</text:span> <text:span text:style-name="T5">М</text:span>.<text:span text:style-name="T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6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h text:style-name="P2" text:outline-level="2"><text:tab/>Цель работы.</text:h>
      <text:p text:style-name="P24"><text:span text:style-name="T8">Изучить</text:span><text:span text:style-name="T25"> работ</text:span><text:span text:style-name="T26">у</text:span><text:span text:style-name="T25"> с математическим сопроцессором </text:span><text:span text:style-name="T26">и н</text:span><text:span text:style-name="T25">аписать программу, обрабатывающую вещественные числа </text:span><text:span text:style-name="T26">при помощи него</text:span><text:span text:style-name="T25">.</text:span></text:p>
      <text:p text:style-name="P17">Задание.</text:p>
      <text:p text:style-name="P26">Разработать на языке Ассемблера фрагмент программы, обеспечивающий вычисление заданной математической функции с использованием математического сопроцессора, который включается по принципу in-line в программу, разработанную на языке С.</text:p>
      <text:p text:style-name="P26">ВАРИАНТ 2.</text:p>
      <text:p text:style-name="P25">Name cosh - hyperbolic function:</text:p>
      <text:p text:style-name="P25">Usage double cosh(double x);</text:p>
      <text:p text:style-name="P25">Prototype in math.h</text:p>
      <text:p text:style-name="P25">Description cosh computes the hyperbolic cosine of the input value.</text:p>
      <text:p text:style-name="P25">cosh (x) = (exp(x) + exp(-x)) / 2</text:p>
      <text:p text:style-name="P25">cosh is more accurately calculated by the polynomial (1 + x^2/2) when x is tiny (|x| &lt; 2^-13).</text:p>
      <text:p text:style-name="P14"><text:span text:style-name="T22"><text:tab/></text:span><text:span text:style-name="T2">Выполнение работы.</text:span></text:p>
      <text:p text:style-name="P28"><text:span text:style-name="T9">Была</text:span><text:span text:style-name="T23"> разработана программа, которая вычисляет значение </text:span><text:span text:style-name="T9">cosh — гиперболический косинус</text:span><text:span text:style-name="T23">.</text:span></text:p>
      <text:p text:style-name="P27"><text:span text:style-name="T9">В функции </text:span><text:span text:style-name="T10">main()</text:span><text:span text:style-name="T9"> идёт считывание значения числа x с консоли, а затем вычисляется значение гиперболического косинуса при помощи функции </text:span><text:span text:style-name="T10">cosh()</text:span><text:span text:style-name="T11"> и выводит результат на экран.</text:span><text:span text:style-name="T23"> </text:span><text:span text:style-name="T24">Функция <text:s/></text:span><text:span text:style-name="T27">cosh()</text:span><text:span text:style-name="T9"> проверяет, насколько мало число </text:span><text:span text:style-name="T10">x</text:span><text:span text:style-name="T9">.</text:span><text:span text:style-name="T23"> </text:span><text:span text:style-name="T24">В зависимости от этого идёт дальнейшее вычисление по разным формулам: при маленьком </text:span><text:span text:style-name="T27">x (|x| &lt; 2^-13) </text:span><text:span text:style-name="T24">формула - <text:s/></text:span><text:span text:style-name="T27">(1 + x^2/2)</text:span><text:span text:style-name="T24">, иначе - </text:span><text:span text:style-name="T27">(exp(x) + exp(-x)) / 2</text:span><text:span text:style-name="T24">.</text:span></text:p>
      <text:p text:style-name="P23">Исходный код программы представлен в приложении А.</text:p>
      <text:p text:style-name="P16">Выводы.</text:p>
      <text:p text:style-name="P26"><text:span text:style-name="T8">Была изучена</text:span><text:span text:style-name="T25"> работ</text:span><text:span text:style-name="T26">а</text:span><text:span text:style-name="T25"> с математическим сопроцессором </text:span><text:span text:style-name="T26">и </text:span><text:span text:style-name="T8">написана</text:span><text:span text:style-name="T25"> программ</text:span><text:span text:style-name="T8">а</text:span><text:span text:style-name="T25">, обрабатывающ</text:span><text:span text:style-name="T8">ая</text:span><text:span text:style-name="T25"> вещественные числа </text:span><text:span text:style-name="T26">при помощи него</text:span><text:span text:style-name="T25">.</text:span></text:p>
      <text:h text:style-name="P3" text:outline-level="1">Приложение <text:span text:style-name="T4">A</text:span><text:line-break/>Исходный код программ</text:h>
      <text:p text:style-name="P29"><text:span text:style-name="T20">Файл lab</text:span><text:span text:style-name="T7">8</text:span><text:span text:style-name="T20">.cpp</text:span></text:p>
      <text:p text:style-name="P30">#include &lt;iostream&gt;</text:p>
      <text:p text:style-name="P30"/>
      <text:p text:style-name="P30">using namespace std;</text:p>
      <text:p text:style-name="P30">int main() {</text:p>
      <text:p text:style-name="P30"><text:s text:c="4"/>setlocale(LC_ALL, "Rus");</text:p>
      <text:p text:style-name="P30"><text:s text:c="4"/>double x;</text:p>
      <text:p text:style-name="P30"><text:s text:c="4"/>cout &lt;&lt; "Enter the value of x: ";</text:p>
      <text:p text:style-name="P30"><text:s text:c="4"/>cin &gt;&gt; x;</text:p>
      <text:p text:style-name="P30"><text:s text:c="4"/>cout &lt;&lt; "The result is " &lt;&lt; cosh(x) &lt;&lt; endl;</text:p>
      <text:p text:style-name="P30">}</text:p>
      <text:p text:style-name="P30"/>
      <text:p text:style-name="P30">double cosh(double x) {</text:p>
      <text:p text:style-name="P30"><text:s text:c="4"/>double result;</text:p>
      <text:p text:style-name="P30"><text:s text:c="4"/>int degree = -13; // для вычисления по другой формуле</text:p>
      <text:p text:style-name="P30"><text:s text:c="4"/>_asm {</text:p>
      <text:p text:style-name="P30"><text:s text:c="8"/>fld x; <text:s text:c="13"/>//st(0) = x</text:p>
      <text:p text:style-name="P30"><text:s text:c="8"/>fabs; <text:s text:c="14"/>//st(0) = |x|</text:p>
      <text:p text:style-name="P30"><text:s text:c="8"/>fild degree; <text:s text:c="7"/>//st(0) = -13</text:p>
      <text:p text:style-name="P30"><text:s text:c="28"/>//st(1) = |x|</text:p>
      <text:p text:style-name="P30"><text:s text:c="8"/>fld1; <text:s text:c="14"/>//st(0) = 1</text:p>
      <text:p text:style-name="P30"><text:s text:c="28"/>//st(1) = -13</text:p>
      <text:p text:style-name="P30"><text:s text:c="28"/>//st(2) = |x|</text:p>
      <text:p text:style-name="P30"><text:s text:c="8"/>fscale; <text:s text:c="12"/>//st(0) = 1 * 2 ** (|x|)</text:p>
      <text:p text:style-name="P30"><text:s text:c="28"/>//st(1) = |x|</text:p>
      <text:p text:style-name="P30"><text:s text:c="8"/>fcomip st, st(1); <text:s text:c="2"/>//st(0) = |x|</text:p>
      <text:p text:style-name="P30"><text:s text:c="8"/>fstp st(0); <text:s text:c="8"/>//стэк пустой</text:p>
      <text:p text:style-name="P30"><text:s text:c="8"/>jl tiny_x <text:s text:c="10"/>//если |x| слишком мал, то вычисляем по формуле 1+(x^2)/2</text:p>
      <text:p text:style-name="P30"><text:soft-page-break/></text:p>
      <text:p text:style-name="P30"><text:s text:c="8"/>fld x; <text:s text:c="13"/>//st(0) = x</text:p>
      <text:p text:style-name="P30"><text:s text:c="8"/>fldl2e; <text:s text:c="12"/>//st(0) = log2e</text:p>
      <text:p text:style-name="P30"><text:s text:c="28"/>//st(1) = x</text:p>
      <text:p text:style-name="P30"><text:s text:c="8"/>fmul; <text:s text:c="14"/>//st(0) = x * log2e</text:p>
      <text:p text:style-name="P30"><text:s text:c="8"/>fld st; <text:s text:c="12"/>//st(0) = x * log2e </text:p>
      <text:p text:style-name="P30"><text:s text:c="28"/>//st(1) = x * log2e</text:p>
      <text:p text:style-name="P30"><text:s text:c="8"/>frndint; <text:s text:c="11"/>//st(0) = [x * log2e] </text:p>
      <text:p text:style-name="P30"><text:s text:c="28"/>//st(1) = x * log2e</text:p>
      <text:p text:style-name="P30"><text:s text:c="8"/>fsub st(1), st; <text:s text:c="4"/>//st(0) = [x * log2e] </text:p>
      <text:p text:style-name="P30"><text:s text:c="28"/>//st(1) = x * log2e - [x * log2e]</text:p>
      <text:p text:style-name="P30"><text:s text:c="8"/>fxch st(1); <text:s text:c="8"/>//st(0) = x * log2e - [x * log2e] </text:p>
      <text:p text:style-name="P30"><text:s text:c="28"/>//st(1) = [x * log2e]</text:p>
      <text:p text:style-name="P30"><text:s text:c="8"/>f2xm1; <text:s text:c="13"/>//st(0) = 2 ** (x * log2e - [x * log2e]) - 1 </text:p>
      <text:p text:style-name="P30"><text:s text:c="28"/>//st(1) = [x * log2e]</text:p>
      <text:p text:style-name="P30"><text:s text:c="8"/>fld1; <text:s text:c="14"/>//st(0) = 1 </text:p>
      <text:p text:style-name="P30"><text:s text:c="28"/>//st(1) = 2 ^ (x * log2e - [x * log2e]) - 1 </text:p>
      <text:p text:style-name="P30"><text:s text:c="28"/>//st(2) = [x * log2e]</text:p>
      <text:p text:style-name="P30"><text:s text:c="8"/>fadd; <text:s text:c="14"/>//st(0) = 2 ^ (x * log2e - [x * log2e]) </text:p>
      <text:p text:style-name="P30"><text:s text:c="28"/>//st(1) = [x * log2e]</text:p>
      <text:p text:style-name="P30"><text:s text:c="8"/>fscale; <text:s text:c="12"/>//st(0) = e ^ x st(1) = [x * log2e]</text:p>
      <text:p text:style-name="P30"><text:s text:c="8"/>fstp st(1); <text:s text:c="8"/>//st(0) = e ^ x</text:p>
      <text:p text:style-name="P30"/>
      <text:p text:style-name="P30"><text:s text:c="8"/>fld x; <text:s text:c="13"/>//st(0) = x</text:p>
      <text:p text:style-name="P30"><text:s text:c="8"/>fchs; <text:s text:c="14"/>//st(0) = -x</text:p>
      <text:p text:style-name="P30"><text:s text:c="8"/>fldl2e; <text:s text:c="12"/>//st(0) = log2e </text:p>
      <text:p text:style-name="P30"><text:s text:c="28"/>//st(1) = -x</text:p>
      <text:p text:style-name="P30"><text:s text:c="8"/>fmul; <text:s text:c="14"/>//st(0) = -x * log2e</text:p>
      <text:p text:style-name="P30"><text:s text:c="8"/>fld st; <text:s text:c="12"/>//st(0) = -x * log2e </text:p>
      <text:p text:style-name="P30"><text:s text:c="28"/>//st(1) = -x * log2e</text:p>
      <text:p text:style-name="P30"><text:soft-page-break/><text:s text:c="8"/>frndint; <text:s text:c="11"/>//st(0) = [-x * log2e] </text:p>
      <text:p text:style-name="P30"><text:s text:c="28"/>//st(1) = -x * log2e</text:p>
      <text:p text:style-name="P30"><text:s text:c="8"/>fsub st(1), st; <text:s text:c="4"/>//st(0) = [-x * log2e] </text:p>
      <text:p text:style-name="P30"><text:s text:c="28"/>//st(1) = -x * log2e - [-x * log2e]</text:p>
      <text:p text:style-name="P30"><text:s text:c="8"/>fxch st(1); <text:s text:c="8"/>//st(0) = -x * log2e - [-x * log2e] </text:p>
      <text:p text:style-name="P30"><text:s text:c="28"/>//st(1) = [-x * log2e]</text:p>
      <text:p text:style-name="P30"><text:s text:c="8"/>f2xm1; <text:s text:c="13"/>//st(0) = 2 ^ (-x * log2e - [-x * log2e]) - 1 </text:p>
      <text:p text:style-name="P30"><text:s text:c="28"/>//st(1) = [-x * log2e]</text:p>
      <text:p text:style-name="P30"><text:s text:c="8"/>fld1; <text:s text:c="14"/>//st(0) = 1 </text:p>
      <text:p text:style-name="P30"><text:s text:c="28"/>//st(1) = 2 ^ (-x * log2e - [-x * log2e]) - 1 </text:p>
      <text:p text:style-name="P30"><text:s text:c="28"/>//st(2) = [-x * log2e]</text:p>
      <text:p text:style-name="P30"><text:s text:c="8"/>fadd; <text:s text:c="14"/>//st(0) = 2 ^ (-x * log2e - [-x * log2e]) </text:p>
      <text:p text:style-name="P30"><text:s text:c="28"/>//st(1) = [-x * log2e]</text:p>
      <text:p text:style-name="P30"><text:s text:c="8"/>fscale; <text:s text:c="12"/>//st(0) = e ^ -x </text:p>
      <text:p text:style-name="P30"><text:s text:c="28"/>//st(1) = [-x * log2e]</text:p>
      <text:p text:style-name="P30"><text:s text:c="8"/>fstp st(1); <text:s text:c="8"/>//st(0) = e ^ -x</text:p>
      <text:p text:style-name="P30"/>
      <text:p text:style-name="P30"><text:s text:c="8"/>fadd; <text:s text:c="14"/>//st(0) = e ^ x + e ^ (-x)</text:p>
      <text:p text:style-name="P30"><text:s text:c="8"/>fld1; <text:s text:c="14"/>//st(0) = 1 </text:p>
      <text:p text:style-name="P30"><text:s text:c="28"/>//st(1) = e ^ x + e ^ (-x)</text:p>
      <text:p text:style-name="P30"><text:s text:c="8"/>fld1; <text:s text:c="14"/>//st(0) = 1 </text:p>
      <text:p text:style-name="P30"><text:s text:c="28"/>//st(1) = 1 </text:p>
      <text:p text:style-name="P30"><text:s text:c="28"/>//st(2) = e ^ x + e ^ (-x)</text:p>
      <text:p text:style-name="P30"><text:s text:c="8"/>fadd; <text:s text:c="14"/>//st(0) = 2 </text:p>
      <text:p text:style-name="P30"><text:s text:c="28"/>//st(1) = e ^ x + e ^ (-x)</text:p>
      <text:p text:style-name="P30"><text:s text:c="8"/>fdiv; <text:s text:c="14"/>//st(0) = <text:s/>(e ^ x + e ^ (-x)) / 2</text:p>
      <text:p text:style-name="P30"><text:s text:c="8"/>jmp end_func;</text:p>
      <text:p text:style-name="P30"/>
      <text:p text:style-name="P30"><text:s text:c="4"/>tiny_x:</text:p>
      <text:p text:style-name="P30"><text:s text:c="8"/>fld1; <text:s text:c="14"/>//st(0) = <text:s/>1</text:p>
      <text:p text:style-name="P30"><text:soft-page-break/><text:s text:c="8"/>fld x; <text:s text:c="13"/>//st(0) = <text:s/>x </text:p>
      <text:p text:style-name="P30"><text:s text:c="28"/>//st(1) = <text:s/>1</text:p>
      <text:p text:style-name="P30"><text:s text:c="8"/>fld x; <text:s text:c="13"/>//st(0) = <text:s/>x </text:p>
      <text:p text:style-name="P30"><text:s text:c="28"/>//st(1) = <text:s/>x </text:p>
      <text:p text:style-name="P30"><text:s text:c="28"/>//st(2) = <text:s/>1</text:p>
      <text:p text:style-name="P30"><text:s text:c="8"/>fmul; <text:s text:c="14"/>//st(0) = <text:s/>x ^ 2 </text:p>
      <text:p text:style-name="P30"><text:s text:c="28"/>//st(1) = <text:s/>1</text:p>
      <text:p text:style-name="P30"><text:s text:c="8"/>fld1; <text:s text:c="14"/>//st(0) = 1</text:p>
      <text:p text:style-name="P30"><text:s text:c="28"/>//st(1) = <text:s/>x ^ 2</text:p>
      <text:p text:style-name="P30"><text:s text:c="28"/>//st(2) = <text:s/>1</text:p>
      <text:p text:style-name="P30"><text:s text:c="8"/>fld1; <text:s text:c="14"/>//st(0) = 1</text:p>
      <text:p text:style-name="P30"><text:s text:c="28"/>//st(1) = 1</text:p>
      <text:p text:style-name="P30"><text:s text:c="28"/>//st(2) = <text:s/>x ^ 2</text:p>
      <text:p text:style-name="P30"><text:s text:c="28"/>//st(3) = <text:s/>1</text:p>
      <text:p text:style-name="P30"><text:s text:c="8"/>fadd; <text:s text:c="14"/>//st(0) = 2</text:p>
      <text:p text:style-name="P30"><text:s text:c="28"/>//st(1) = <text:s/>x ^ 2</text:p>
      <text:p text:style-name="P30"><text:s text:c="28"/>//st(2) = <text:s/>1</text:p>
      <text:p text:style-name="P30"><text:s text:c="8"/>fdiv; <text:s text:c="14"/>//st(0) = (x ^ 2) / 2</text:p>
      <text:p text:style-name="P30"><text:s text:c="28"/>//st(1) = <text:s/>1</text:p>
      <text:p text:style-name="P30"><text:s text:c="8"/>fadd; <text:s text:c="14"/>//st(0) = ((x ^ 2) / 2) + 1</text:p>
      <text:p text:style-name="P30"><text:s text:c="8"/>jmp end_func;</text:p>
      <text:p text:style-name="P30"><text:s text:c="4"/>end_func:</text:p>
      <text:p text:style-name="P30"><text:s text:c="8"/>fstp result;</text:p>
      <text:p text:style-name="P30"><text:s text:c="4"/>}</text:p>
      <text:p text:style-name="P30"><text:s text:c="4"/>return result;</text:p>
      <text:p text:style-name="P3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2-17T01:35:50.514319942</dc:date>
    <meta:editing-cycles>27</meta:editing-cycles>
    <meta:editing-duration>PT1H19M56S</meta:editing-duration>
    <meta:generator>LibreOffice/6.4.6.2$Linux_X86_64 LibreOffice_project/40$Build-2</meta:generator>
    <meta:document-statistic meta:table-count="1" meta:image-count="0" meta:object-count="0" meta:page-count="6" meta:paragraph-count="142" meta:word-count="818" meta:character-count="6251" meta:non-whitespace-character-count="34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